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57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2" style:family="text">
      <style:text-properties fo:font-family="'Liberation Sans'" style:font-family-generic="swiss" style:font-pitch="variable" fo:font-size="12pt" style:font-family-asian="'Liberation Sans'" style:font-family-generic-asian="roman" style:font-pitch-asian="variable" style:font-size-asian="12pt" style:font-family-complex="'Liberation Sans'" style:font-family-generic-complex="roman" style:font-pitch-complex="variable" style:font-size-complex="12pt"/>
    </style:style>
    <style:style style:name="T3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4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5" style:family="text">
      <style:text-properties fo:font-family="'Liberation Sans'" style:font-family-generic="roman" style:font-pitch="variable" fo:font-size="10pt" style:font-family-asian="'Liberation Sans'" style:font-family-generic-asian="roman" style:font-pitch-asian="variable" style:font-size-asian="10pt" style:font-family-complex="'Liberation Sans'" style:font-family-generic-complex="roman" style:font-pitch-complex="variable" style:font-size-complex="5.69999980926514pt"/>
    </style:style>
    <style:style style:name="T6" style:family="text">
      <style:text-properties fo:font-family="'Liberation Sans'" style:font-family-generic="swiss" style:font-pitch="variable" fo:font-size="10pt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5.69999980926514pt"/>
    </style:style>
    <style:style style:name="T7" style:family="text"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family-complex="'Liberation Sans'" style:font-family-generic-complex="swiss" style:font-pitch-complex="variable" style:font-size-complex="12pt"/>
    </style:style>
    <style:style style:name="T8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271cm" svg:height="3.048cm" svg:x="6.212cm" svg:y="5.706cm">
          <text:p><text:span text:style-name="T1">__plt__Z3fooii:</text:span></text:p>
          <text:p><text:span text:style-name="T2"><text:s text:c="2"/></text:span><text:span text:style-name="T2">20:</text:span><text:span text:style-name="T1"><text:tab/></text:span><text:span text:style-name="T1">addiu $t9, $zero</text:span></text:p>
          <text:p><text:span text:style-name="T2"><text:s text:c="2"/></text:span><text:span text:style-name="T2">24:</text:span><text:span text:style-name="T1"><text:tab/></text:span><text:span text:style-name="T1">st $t9, 0($gp)</text:span></text:p>
          <text:p><text:span text:style-name="T2"><text:s text:c="2"/></text:span><text:span text:style-name="T2">28:</text:span><text:span text:style-name="T1"><text:tab/></text:span><text:span text:style-name="T1">ld $t9, 16($gp)</text:span></text:p>
          <text:p><text:span text:style-name="T2"><text:s text:c="2"/></text:span><text:span text:style-name="T2">2c:</text:span><text:span text:style-name="T1"><text:tab/></text:span><text:span text:style-name="T1">ret $t9</text:span></text:p>
          <text:p><text:span text:style-name="T1"><text:s text:c="22"/></text:span><text:span text:style-name="T1">...</text:span></text:p>
        </draw:rect>
        <draw:rect draw:style-name="gr1" draw:text-style-name="P1" draw:layer="layout" svg:width="9.271cm" svg:height="2.159cm" svg:x="6.212cm" svg:y="8.747cm">
          <text:p><text:span text:style-name="T3"><text:s text:c="2"/></text:span><text:span text:style-name="T3">d68</text:span><text:span text:style-name="T4">:</text:span><text:span text:style-name="T1"><text:tab/></text:span><text:span text:style-name="T4">jsub</text:span><text:span text:style-name="T1"><text:tab/></text:span><text:span text:style-name="T4">__plt__Z3fooii</text:span></text:p>
          <text:p><text:span text:style-name="T4"><text:s text:c="2"/></text:span><text:span text:style-name="T4">...</text:span></text:p>
          <text:p><text:span text:style-name="T4"><text:s text:c="2"/></text:span><text:span text:style-name="T5">d84</text:span><text:span text:style-name="T6">:</text:span><text:span text:style-name="T7"><text:tab/></text:span><text:span text:style-name="T6">jsub</text:span><text:span text:style-name="T7"><text:tab/></text:span><text:span text:style-name="T6">__plt__Z3barv</text:span></text:p>
          <text:p><text:span text:style-name="T8"><text:s text:c="3"/></text:span><text:span text:style-name="T8">...</text:span></text:p>
        </draw:rect>
        <draw:rect draw:style-name="gr1" draw:text-style-name="P1" draw:layer="layout" svg:width="9.271cm" svg:height="2.667cm" svg:x="6.207cm" svg:y="3.032cm">
          <text:p><text:span text:style-name="T1">.PLT0::</text:span></text:p>
          <text:p><text:span text:style-name="T2"><text:s text:c="2"/></text:span><text:span text:style-name="T2">10: st $lr, 4($gp)</text:span></text:p>
          <text:p><text:span text:style-name="T2"><text:s text:c="2"/></text:span><text:span text:style-name="T2">14: st $fp, 8($gp)</text:span></text:p>
          <text:p><text:span text:style-name="T2"><text:s text:c="2"/></text:span><text:span text:style-name="T2">18: st $sp, 12($gp)</text:span></text:p>
          <text:p><text:span text:style-name="T1"><text:s text:c="2"/></text:span><text:span text:style-name="T1">1C: jmp dynamic_linker</text:span></text:p>
        </draw:rect>
        <draw:rect draw:style-name="gr1" draw:text-style-name="P1" draw:layer="layout" svg:width="9.271cm" svg:height="1.143cm" svg:x="6.207cm" svg:y="10.906cm">
          <text:p text:style-name="P1"/>
        </draw:rect>
        <draw:rect draw:style-name="gr2" draw:text-style-name="P1" draw:layer="layout" svg:width="9.271cm" svg:height="2.159cm" svg:x="6.207cm" svg:y="23.606cm">
          <text:p/>
        </draw:rect>
        <draw:rect draw:style-name="gr1" draw:text-style-name="P1" draw:layer="layout" svg:width="9.271cm" svg:height="2.159cm" svg:x="6.207cm" svg:y="19.288cm">
          <text:p text:style-name="P2"><text:span text:style-name="T1">_Z3fooii()</text:span></text:p>
        </draw:rect>
        <draw:rect draw:style-name="gr1" draw:text-style-name="P1" draw:layer="layout" svg:width="9.271cm" svg:height="2.159cm" svg:x="6.207cm" svg:y="21.447cm">
          <text:p text:style-name="P2"><text:span text:style-name="T1">dynamic_linker</text:span></text:p>
        </draw:rect>
        <draw:frame draw:style-name="gr3" draw:text-style-name="P3" draw:layer="layout" svg:width="2.821cm" svg:height="0.607cm" svg:x="3.651cm" svg:y="11.757cm">
          <draw:text-box>
            <text:p text:style-name="P3"><text:span text:style-name="T9">gp ---------------&gt;</text:span></text:p>
          </draw:text-box>
        </draw:frame>
        <draw:frame draw:style-name="gr4" draw:text-style-name="P3" draw:layer="layout" svg:width="2.883cm" svg:height="0.607cm" svg:x="3.678cm" svg:y="12.964cm">
          <draw:text-box>
            <text:p text:style-name="P3"><text:span text:style-name="T9">gp +16+2*4 ---&gt;</text:span></text:p>
          </draw:text-box>
        </draw:frame>
        <draw:frame draw:style-name="gr5" draw:text-style-name="P3" draw:layer="layout" svg:width="2.894cm" svg:height="0.635cm" svg:x="3.678cm" svg:y="13.662cm">
          <draw:text-box>
            <text:p text:style-name="P3"><text:span text:style-name="T9">gp +16+3*4 ---&gt;</text:span></text:p>
          </draw:text-box>
        </draw:frame>
        <draw:custom-shape draw:style-name="gr6" draw:text-style-name="P2" draw:layer="layout" svg:width="9.271cm" svg:height="0.635cm" svg:x="6.207cm" svg:y="17.156cm">
          <text:p><text:span text:style-name="T9">addiu $t9, $zero, 4($gp);st $t9, 0($gp); ld $t9, 16($gp); ret $t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271cm" svg:height="0.635cm" svg:x="6.207cm" svg:y="15.886cm">
          <text:p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271cm" svg:height="0.635cm" svg:x="6.207cm" svg:y="16.521cm">
          <text:p><text:span text:style-name="T9">addiu $t9, $zero, 4($gp);st $t9, 0($gp); ld $t9, 16($gp); ret $t9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139cm" svg:height="0.762cm" svg:x="4.048cm" svg:y="2.524cm">
          <draw:text-box>
            <text:p><text:span text:style-name="T10">memory</text:span></text:p>
          </draw:text-box>
        </draw:frame>
        <draw:custom-shape draw:style-name="gr6" draw:text-style-name="P2" draw:layer="layout" svg:width="9.271cm" svg:height="0.635cm" svg:x="6.207cm" svg:y="17.791cm">
          <text:p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635cm" svg:x="6.207cm" svg:y="13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635cm" svg:x="6.207cm" svg:y="12.67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0.635cm" svg:x="6.207cm" svg:y="13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271cm" svg:height="0.635cm" svg:x="6.207cm" svg:y="12.038cm">
          <text:p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271cm" svg:height="0.635cm" svg:x="6.207cm" svg:y="14.578cm">
          <text:p><text:span text:style-name="T9">...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298cm" svg:height="0.762cm" svg:x="2.652cm" svg:y="15.59cm">
          <draw:text-box>
            <text:p text:style-name="P3"><text:span text:style-name="T9">gpPlt ---------------------&gt;</text:span></text:p>
          </draw:text-box>
        </draw:frame>
        <draw:frame draw:style-name="gr4" draw:text-style-name="P3" draw:layer="layout" svg:width="4.298cm" svg:height="0.607cm" svg:x="2.679cm" svg:y="16.797cm">
          <draw:text-box>
            <text:p text:style-name="P3"><text:span text:style-name="T9">gpPlt +16+1*8'h10 ---&gt;</text:span></text:p>
          </draw:text-box>
        </draw:frame>
        <draw:frame draw:style-name="gr7" draw:text-style-name="P3" draw:layer="layout" svg:width="4.298cm" svg:height="0.762cm" svg:x="2.679cm" svg:y="17.495cm">
          <draw:text-box>
            <text:p text:style-name="P3"><text:span text:style-name="T9">gpPlt +16+2*8'h10 ---&gt;</text:span></text:p>
          </draw:text-box>
        </draw:frame>
        <draw:custom-shape draw:style-name="gr6" draw:text-style-name="P2" draw:layer="layout" svg:width="9.271cm" svg:height="0.635cm" svg:x="6.206cm" svg:y="15.237cm">
          <text:p><text:span text:style-name="T9">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83cm" svg:height="0.607cm" svg:x="3.675cm" svg:y="12.361cm">
          <draw:text-box>
            <text:p text:style-name="P3"><text:span text:style-name="T9">gp +16+1*4 ---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47b8b8" draw:fill-gradient-name="Gradient_20_7" draw:fill-hatch-name="Hatch_20_9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1" style:display-name="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Lohit Hindi'" style:font-pitch="variable" fo:font-size="18pt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8T14:27:31</meta:creation-date>
    <dc:date>2013-11-19T17:33:54</dc:date>
    <meta:editing-duration>PT10H51M5S</meta:editing-duration>
    <meta:editing-cycles>29</meta:editing-cycles>
    <meta:generator>LibreOffice/3.5$Linux_X86_64 LibreOffice_project/350m1$Build-2</meta:generator>
    <meta:document-statistic meta:object-count="25"/>
  </office:meta>
</office:document-meta>
</file>